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7697221452202876741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629797" text:continue-numbering="true" text:style-name="L1">
              <text:list-header>
                <text:p text:style-name="P6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640102" text:continue-numbering="true" text:style-name="L1">
              <text:list-header>
                <text:p text:style-name="P6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646698" text:continue-numbering="true" text:style-name="L1">
              <text:list-header>
                <text:p text:style-name="P6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5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639499" text:continue-numbering="true" text:style-name="L1">
              <text:list-header>
                <text:p text:style-name="P7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624860" text:continue-numbering="true" text:style-name="L1">
              <text:list-header>
                <text:p text:style-name="P6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625467" text:continue-numbering="true" text:style-name="L1">
              <text:list-header>
                <text:p text:style-name="P6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636203" text:continue-numbering="true" text:style-name="L1">
              <text:list-header>
                <text:p text:style-name="P6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640001" text:continue-numbering="true" text:style-name="L1">
              <text:list-header>
                <text:p text:style-name="P7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643719" text:continue-numbering="true" text:style-name="L1">
              <text:list-header>
                <text:p text:style-name="P7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627475" text:continue-numbering="true" text:style-name="L1">
              <text:list-header>
                <text:p text:style-name="P7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652675" text:continue-numbering="true" text:style-name="L1">
              <text:list-header>
                <text:p text:style-name="P7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04h = 136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2H26M27S</meta:editing-duration>
    <meta:editing-cycles>67</meta:editing-cycles>
    <meta:generator>OpenOffice.org/3.4.1$Win32 OpenOffice.org_project/341m1$Build-9593</meta:generator>
    <dc:date>2014-05-12T22:48:24.36</dc:date>
    <meta:document-statistic meta:table-count="1" meta:image-count="0" meta:object-count="0" meta:page-count="2" meta:paragraph-count="74" meta:word-count="502" meta:character-count="2948"/>
    <meta:user-defined meta:name="Info 1"/>
    <meta:user-defined meta:name="Info 2"/>
    <meta:user-defined meta:name="Info 3"/>
    <meta:user-defined meta:name="Info 4"/>
  </office:meta>
</office:document-meta>
</file>